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2.08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2.71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7.4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pr1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4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6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Forestbird3-title">
      <style:graphic-properties fo:min-height="2.5cm" loext:decorative="false"/>
      <style:paragraph-properties style:writing-mode="lr-tb"/>
    </style:style>
    <style:style style:name="pr10" style:family="presentation" style:parent-style-name="Forestbird3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9.5cm" svg:x="1.5cm" svg:y="3.5cm" presentation:class="subtitle" presentation:user-transformed="true">
          <draw:text-box>
            <text:p/>
            <text:p>MissingInteger</text:p>
            <text:p/>
            <text:p>Find the smallest positive integer that does not occur in a given sequence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cm" svg:height="2.5cm" svg:x="1.5cm" svg:y="0.5cm" presentation:class="title">
          <draw:text-box>
            <text:p>Problem</text:p>
          </draw:text-box>
        </draw:frame>
        <draw:frame draw:style-name="gr2" draw:text-style-name="P3" draw:layer="layout" svg:width="26.67cm" svg:height="12.338cm" svg:x="0.635cm" svg:y="3.175cm">
          <draw:text-box>
            <text:p>Write a function:</text:p>
            <text:p><text:s text:c="4"/>def solution(A)</text:p>
            <text:p/>
            <text:p>that, given an array A of N integers, returns the smallest positive integer (greater than 0) that does not occur in A.</text:p>
            <text:p/>
            <text:p>For example, given A = [1, 3, 6, 4, 1, 2], the function should return 5.</text:p>
            <text:p/>
            <text:p>Given A = [1, 2, 3], the function should return 4.</text:p>
            <text:p>Given A = [−1, −3], the function should return 1.</text:p>
            <text:p/>
            <text:p>Write an efficient algorithm for the following assumptions:</text:p>
            <text:p/>
            <text:p><text:s text:c="8"/>N is an integer within the range [1..100,000];</text:p>
            <text:p><text:s text:c="8"/>each element of array A is an integer within the range [−1,000,000..1,000,000]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5" draw:layer="layout" svg:width="25cm" svg:height="2.5cm" svg:x="1.5cm" svg:y="0cm" presentation:class="title" presentation:user-transformed="true">
          <draw:text-box>
            <text:p>Rohit’s Solution: Based on sorting of input array</text:p>
          </draw:text-box>
        </draw:frame>
        <draw:frame draw:style-name="gr3" draw:text-style-name="P3" draw:layer="layout" svg:width="11.73cm" svg:height="12.968cm" svg:x="0.335cm" svg:y="2.275cm">
          <draw:text-box>
            <text:p><text:span text:style-name="T1">def solution(A):</text:span></text:p>
            <text:p><text:span text:style-name="T1"><text:s text:c="4"/></text:span><text:span text:style-name="T1">B = [i for i in A if i &gt; 0]</text:span></text:p>
            <text:p/>
            <text:p><text:span text:style-name="T1"><text:s text:c="4"/></text:span><text:span text:style-name="T1">if len(B) &gt; 1:</text:span></text:p>
            <text:p><text:span text:style-name="T1"><text:s text:c="8"/></text:span><text:span text:style-name="T1">B = sorted(list(set(B)))</text:span></text:p>
            <text:p><text:span text:style-name="T1"><text:s text:c="8"/></text:span><text:span text:style-name="T1">if B[0] != 1:</text:span></text:p>
            <text:p><text:span text:style-name="T1"><text:s text:c="12"/></text:span><text:span text:style-name="T1">return 1</text:span></text:p>
            <text:p/>
            <text:p><text:span text:style-name="T1"><text:s text:c="4"/></text:span><text:span text:style-name="T1">elif len(B) == 1:</text:span></text:p>
            <text:p><text:span text:style-name="T1"><text:s text:c="8"/></text:span><text:span text:style-name="T1">if B[0] == 1:</text:span></text:p>
            <text:p><text:span text:style-name="T1"><text:s text:c="12"/></text:span><text:span text:style-name="T1">return 2</text:span></text:p>
            <text:p><text:span text:style-name="T1"><text:s text:c="8"/></text:span><text:span text:style-name="T1">else:</text:span></text:p>
            <text:p><text:span text:style-name="T1"><text:s text:c="12"/></text:span><text:span text:style-name="T1">return 1</text:span></text:p>
            <text:p><text:span text:style-name="T1"><text:s text:c="4"/></text:span><text:span text:style-name="T1">else:</text:span></text:p>
            <text:p><text:span text:style-name="T1"><text:s text:c="8"/></text:span><text:span text:style-name="T1">return 1</text:span></text:p>
            <text:p/>
            <text:p><text:span text:style-name="T1"><text:s text:c="4"/></text:span><text:span text:style-name="T1">for i in range(len(B) - 1):</text:span></text:p>
            <text:p><text:span text:style-name="T1"><text:s text:c="8"/></text:span><text:span text:style-name="T1">if B[i+1] - B[i] != 1:</text:span></text:p>
            <text:p><text:span text:style-name="T1"><text:s text:c="12"/></text:span><text:span text:style-name="T1">return B[i] + 1</text:span></text:p>
            <text:p><text:span text:style-name="T1"><text:s text:c="8"/></text:span><text:span text:style-name="T1">elif B[i+1] - B[i] == 1 and (i+1) == len(B)-1:</text:span></text:p>
            <text:p><text:span text:style-name="T1"><text:s text:c="12"/></text:span><text:span text:style-name="T1">return B[i+1] + 1</text:span></text:p>
          </draw:text-box>
        </draw:frame>
        <draw:frame draw:style-name="gr4" draw:text-style-name="P3" draw:layer="layout" svg:width="17.145cm" svg:height="7.66cm" svg:x="10.16cm" svg:y="2.5cm">
          <draw:text-box>
            <text:p>The idea is to:</text:p>
            <text:p>(1) Sort the input array</text:p>
            <text:p>(2) Capture differences between two consecutive numbers, if the difference is not equal to one return there with the appropriate value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My Solution: Based on a counter variable</text:p>
          </draw:text-box>
        </draw:frame>
        <draw:frame draw:style-name="gr5" draw:text-style-name="P3" draw:layer="layout" svg:width="27.305cm" svg:height="11.43cm" svg:x="0.635cm" svg:y="3.175cm">
          <draw:text-box>
            <text:p>Detected time complexity: O(N) or O(N * log(N)) </text:p>
            <text:p/>
            <text:p>The idea is to maintain a counter with length equal to len(A) + 1</text:p>
            <text:p/>
            <text:p>This counter is initialized to False and counter[0] initialized to True.</text:p>
            <text:p/>
            <text:p>The n’th element of counter signifies () if the element was found in input array A or not. </text:p>
            <text:p/>
            <text:p>We iterate of A to update our counter.</text:p>
            <text:p>Then to return an output, we iterate over A again to detect the first False flag and return it’s index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cm" presentation:class="title" presentation:user-transformed="true">
          <draw:text-box>
            <text:p>Code</text:p>
          </draw:text-box>
        </draw:frame>
        <draw:frame draw:style-name="gr6" draw:text-style-name="P3" draw:layer="layout" svg:width="17.78cm" svg:height="11.669cm" svg:x="0cm" svg:y="2.275cm">
          <draw:text-box>
            <text:p><text:span text:style-name="T1">def solution(A):</text:span></text:p>
            <text:p><text:span text:style-name="T1"><text:s text:c="4"/></text:span><text:span text:style-name="T1">if len(A) == 1:</text:span></text:p>
            <text:p><text:span text:style-name="T1"><text:s text:c="8"/></text:span><text:span text:style-name="T1">if A[0] == 1:</text:span></text:p>
            <text:p><text:span text:style-name="T1"><text:s text:c="12"/></text:span><text:span text:style-name="T1">return 2</text:span></text:p>
            <text:p><text:span text:style-name="T1"><text:s text:c="8"/></text:span><text:span text:style-name="T1">else:</text:span></text:p>
            <text:p><text:span text:style-name="T1"><text:s text:c="12"/></text:span><text:span text:style-name="T1">return 1</text:span></text:p>
            <text:p><text:span text:style-name="T1"><text:s text:c="4"/></text:span><text:span text:style-name="T1">else:</text:span></text:p>
            <text:p><text:span text:style-name="T1"><text:s text:c="8"/></text:span><text:span text:style-name="T1">B = [False for i in range(len(A) + 1)]</text:span></text:p>
            <text:p><text:span text:style-name="T1"><text:s text:c="8"/></text:span><text:span text:style-name="T1">B[0] = True </text:span></text:p>
            <text:p/>
            <text:p><text:span text:style-name="T1"><text:s text:c="8"/></text:span><text:span text:style-name="T1">for i in A:</text:span></text:p>
            <text:p><text:span text:style-name="T1"><text:s text:c="12"/></text:span><text:span text:style-name="T1">if i &lt; len(B) and i &gt; 0:</text:span></text:p>
            <text:p><text:span text:style-name="T1"><text:s text:c="16"/></text:span><text:span text:style-name="T1">B[i] = True </text:span></text:p>
            <text:p><text:span text:style-name="T1"><text:s text:c="12"/></text:span></text:p>
            <text:p><text:span text:style-name="T1"><text:s text:c="8"/></text:span><text:span text:style-name="T1">for i in range(len(B)):</text:span></text:p>
            <text:p><text:span text:style-name="T1"><text:s text:c="12"/></text:span><text:span text:style-name="T1">if B[i] == False:</text:span></text:p>
            <text:p><text:span text:style-name="T1"><text:s text:c="16"/></text:span><text:span text:style-name="T1">return i</text:span></text:p>
            <text:p/>
            <text:p><text:span text:style-name="T1"><text:s text:c="8"/></text:span><text:span text:style-name="T1">return len(B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2:57:37.752114640</meta:creation-date>
    <meta:editing-duration>PT24M45S</meta:editing-duration>
    <meta:editing-cycles>13</meta:editing-cycles>
    <meta:generator>LibreOffice/7.6.3.2$Linux_X86_64 LibreOffice_project/29d686fea9f6705b262d369fede658f824154cc0</meta:generator>
    <dc:title>Forestbird</dc:title>
    <dc:date>2023-12-25T14:15:29.039340082</dc:date>
    <meta:document-statistic meta:object-count="283"/>
  </office:meta>
</office:document-meta>
</file>